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505e3" officeooo:paragraph-rsid="004505e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456476" officeooo:paragraph-rsid="0045647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56476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b5cb8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9b4da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cbe83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c605f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e9944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4fea1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1d941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4c5da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566df2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7ee3c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456476"/>
    </style:style>
    <style:style style:name="T6" style:family="text">
      <style:text-properties officeooo:rsid="0047cb30"/>
    </style:style>
    <style:style style:name="T7" style:family="text">
      <style:text-properties fo:font-weight="normal" officeooo:rsid="0049b4da" style:font-weight-asian="normal" style:font-weight-complex="normal"/>
    </style:style>
    <style:style style:name="T8" style:family="text">
      <style:text-properties fo:font-weight="normal" officeooo:rsid="004c605f" style:font-weight-asian="normal" style:font-weight-complex="normal"/>
    </style:style>
    <style:style style:name="T9" style:family="text">
      <style:text-properties fo:font-weight="normal" officeooo:rsid="004cbe83" style:font-weight-asian="normal" style:font-weight-complex="normal"/>
    </style:style>
    <style:style style:name="T10" style:family="text">
      <style:text-properties fo:font-weight="normal" officeooo:rsid="004e9944" style:font-weight-asian="normal" style:font-weight-complex="normal"/>
    </style:style>
    <style:style style:name="T11" style:family="text">
      <style:text-properties fo:font-weight="normal" officeooo:rsid="004fb261" style:font-weight-asian="normal" style:font-weight-complex="normal"/>
    </style:style>
    <style:style style:name="T12" style:family="text">
      <style:text-properties fo:font-weight="normal" officeooo:rsid="004fea1d" style:font-weight-asian="normal" style:font-weight-complex="normal"/>
    </style:style>
    <style:style style:name="T13" style:family="text">
      <style:text-properties fo:font-weight="normal" officeooo:rsid="0051d941" style:font-weight-asian="normal" style:font-weight-complex="normal"/>
    </style:style>
    <style:style style:name="T14" style:family="text">
      <style:text-properties fo:font-weight="normal" officeooo:rsid="0052933a" style:font-weight-asian="normal" style:font-weight-complex="normal"/>
    </style:style>
    <style:style style:name="T15" style:family="text">
      <style:text-properties fo:font-weight="normal" officeooo:rsid="0054c5da" style:font-weight-asian="normal" style:font-weight-complex="normal"/>
    </style:style>
    <style:style style:name="T16" style:family="text">
      <style:text-properties fo:font-weight="normal" officeooo:rsid="00566df2" style:font-weight-asian="normal" style:font-weight-complex="normal"/>
    </style:style>
    <style:style style:name="T17" style:family="text">
      <style:text-properties fo:font-weight="normal" officeooo:rsid="0057ee3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Learning</text:p>
      <text:list xml:id="list1752028922" text:style-name="L1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7">Git features:</text:p>
          <text:list>
            <text:list-item>
              <text:p text:style-name="P8">Almost every operation is local</text:p>
            </text:list-item>
            <text:list-item>
              <text:p text:style-name="P8"><text:s/>Git has integrity. Files are verified by techniques such as checksum.</text:p>
            </text:list-item>
          </text:list>
        </text:list-item>
        <text:list-item>
          <text:p text:style-name="P9">CONFIGURATION</text:p>
          <text:list>
            <text:list-item>
              <text:p text:style-name="P9">git config --global user.name “GITHUB USERNAME”</text:p>
            </text:list-item>
            <text:list-item>
              <text:p text:style-name="P9">git config --global user.email “EMAIL”</text:p>
            </text:list-item>
            <text:list-item>
              <text:p text:style-name="P10">git config --list </text:p>
            </text:list-item>
          </text:list>
        </text:list-item>
        <text:list-item>
          <text:p text:style-name="P11">GENERAL USAGE</text:p>
          <text:list>
            <text:list-item>
              <text:p text:style-name="P11">git init</text:p>
            </text:list-item>
            <text:list-item>
              <text:p text:style-name="P11">git add .</text:p>
            </text:list-item>
            <text:list-item>
              <text:p text:style-name="P11">git status</text:p>
            </text:list-item>
            <text:list-item>
              <text:p text:style-name="P11">git commit -m “first commit”</text:p>
            </text:list-item>
            <text:list-item>
              <text:p text:style-name="P11">git push -u origin</text:p>
            </text:list-item>
            <text:list-item>
              <text:p text:style-name="P11">ENTER GITHUB USERNAME</text:p>
            </text:list-item>
            <text:list-item>
              <text:p text:style-name="P11">ENTER GITHUB PASSWORD</text:p>
            </text:list-item>
          </text:list>
        </text:list-item>
        <text:list-item>
          <text:p text:style-name="P12">Three Stage Architecture</text:p>
          <text:list>
            <text:list-item>
              <text:p text:style-name="P12">Working directory (local directory folder)</text:p>
            </text:list-item>
            <text:list-item>
              <text:p text:style-name="P12">Staging area (the files we want that should go ahead)</text:p>
            </text:list-item>
            <text:list-item>
              <text:p text:style-name="P12">Git directory (Repository)</text:p>
            </text:list-item>
          </text:list>
        </text:list-item>
        <text:list-item>
          <text:p text:style-name="P13">Staging files</text:p>
          <text:list>
            <text:list-item>
              <text:p text:style-name="P14"><text:span text:style-name="Source_20_Text"><text:span text:style-name="T6">git add --a<text:tab/></text:span></text:span><text:span text:style-name="T5">(stages </text:span><text:span text:style-name="Strong_20_Emphasis"><text:span text:style-name="T5">all changes)</text:span></text:span></text:p>
            </text:list-item>
            <text:list-item>
              <text:p text:style-name="P14"><text:span text:style-name="Source_20_Text">git add .<text:tab/><text:tab/></text:span><text:span text:style-name="T6">(</text:span>stages new files and modifications, <text:span text:style-name="Strong_20_Emphasis">without deletions</text:span><text:span text:style-name="Strong_20_Emphasis"><text:span text:style-name="T6">)</text:span></text:span></text:p>
            </text:list-item>
            <text:list-item>
              <text:p text:style-name="P15"><text:span text:style-name="Source_20_Text">git add -u<text:tab/></text:span><text:span text:style-name="Source_20_Text"><text:span text:style-name="T6">(</text:span></text:span>stages modifications and deletions, <text:span text:style-name="Strong_20_Emphasis">without new files</text:span><text:span text:style-name="Strong_20_Emphasis"><text:span text:style-name="T6">)</text:span></text:span></text:p>
            </text:list-item>
          </text:list>
        </text:list-item>
        <text:list-item>
          <text:p text:style-name="P16"><text:span text:style-name="Strong_20_Emphasis"><text:span text:style-name="T7">Un-staging files</text:span></text:span></text:p>
          <text:list>
            <text:list-item>
              <text:p text:style-name="P17"><text:span text:style-name="Strong_20_Emphasis"><text:span text:style-name="T7">git reset<text:tab/><text:tab/></text:span></text:span><text:span text:style-name="Strong_20_Emphasis"><text:span text:style-name="T9">(reset all files in the project)</text:span></text:span></text:p>
            </text:list-item>
            <text:list-item>
              <text:p text:style-name="P18"><text:span text:style-name="Strong_20_Emphasis"><text:span text:style-name="T7">git reset HEAD – path/to/file</text:span></text:span></text:p>
            </text:list-item>
            <text:list-item>
              <text:p text:style-name="P17"><text:span text:style-name="Strong_20_Emphasis"><text:span text:style-name="T7">git reset HEAD -- .<text:tab/></text:span></text:span><text:span text:style-name="Strong_20_Emphasis"><text:span text:style-name="T8">(un-stage all files </text:span></text:span><text:span text:style-name="Strong_20_Emphasis"><text:span text:style-name="T9">in current directory</text:span></text:span><text:span text:style-name="Strong_20_Emphasis"><text:span text:style-name="T8">)</text:span></text:span></text:p>
            </text:list-item>
            <text:list-item>
              <text:p text:style-name="P17"><text:span text:style-name="Strong_20_Emphasis"><text:span text:style-name="T8"/></text:span></text:p>
            </text:list-item>
          </text:list>
        </text:list-item>
        <text:list-item>
          <text:p text:style-name="P17"><text:span text:style-name="Strong_20_Emphasis"><text:span text:style-name="T7"><text:s/></text:span></text:span><text:span text:style-name="Strong_20_Emphasis"><text:span text:style-name="T10">Clone git repository</text:span></text:span></text:p>
          <text:list>
            <text:list-item>
              <text:p text:style-name="P19"><text:span text:style-name="Strong_20_Emphasis"><text:span text:style-name="T10">git clone URL [</text:span></text:span><text:span text:style-name="Strong_20_Emphasis"><text:span text:style-name="T11">NEW</text:span></text:span><text:span text:style-name="Strong_20_Emphasis"><text:span text:style-name="T10"> NAME]</text:span></text:span></text:p>
            </text:list-item>
          </text:list>
        </text:list-item>
        <text:list-item>
          <text:p text:style-name="P20"><text:span text:style-name="Strong_20_Emphasis"><text:span text:style-name="T12">Git branches</text:span></text:span></text:p>
          <text:list>
            <text:list-item>
              <text:p text:style-name="P20"><text:span text:style-name="Strong_20_Emphasis"><text:span text:style-name="T12">git branch BRANCH-NAME<text:tab/><text:tab/></text:span></text:span><text:span text:style-name="Strong_20_Emphasis"><text:span text:style-name="T13">(Create a new branch)</text:span></text:span></text:p>
            </text:list-item>
            <text:list-item>
              <text:p text:style-name="P21"><text:span text:style-name="Strong_20_Emphasis"><text:span text:style-name="T13">git branch -a<text:tab/><text:tab/><text:tab/><text:tab/>(Show all branches)</text:span></text:span></text:p>
            </text:list-item>
            <text:list-item>
              <text:p text:style-name="P21"><text:span text:style-name="Strong_20_Emphasis"><text:span text:style-name="T13">git checkout BRANCH-NAME<text:tab/></text:span></text:span><text:span text:style-name="Strong_20_Emphasis"><text:span text:style-name="T14">(Switch to branch)</text:span></text:span></text:p>
            </text:list-item>
            <text:list-item>
              <text:p text:style-name="P22"><text:span text:style-name="Strong_20_Emphasis"><text:span text:style-name="T15">git branch -D BRANCH-NAME<text:tab/>(Delete Branch)</text:span></text:span></text:p>
            </text:list-item>
            <text:list-item>
              <text:p text:style-name="P23"><text:span text:style-name="Strong_20_Emphasis"><text:span text:style-name="T16">git merge BRANCH-NAME<text:tab/><text:tab/>(Merges the entered branch into current)</text:span></text:span></text:p>
            </text:list-item>
          </text:list>
        </text:list-item>
        <text:list-item>
          <text:p text:style-name="P24"><text:span text:style-name="Strong_20_Emphasis"><text:span text:style-name="T17">Git Pull</text:span></text:span></text:p>
          <text:list>
            <text:list-item>
              <text:p text:style-name="P24"><text:span text:style-name="Strong_20_Emphasis"><text:span text:style-name="T17">git pull<text:tab/><text:tab/>(do a pull of up-to-date repository)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6:24:43.396267700</dc:date>
    <meta:editing-duration>PT4H56M15S</meta:editing-duration>
    <meta:editing-cycles>55</meta:editing-cycles>
    <meta:generator>LibreOffice/6.0.7.3$Linux_X86_64 LibreOffice_project/00m0$Build-3</meta:generator>
    <meta:document-statistic meta:table-count="0" meta:image-count="0" meta:object-count="0" meta:page-count="1" meta:paragraph-count="48" meta:word-count="345" meta:character-count="1865" meta:non-whitespace-character-count="1606"/>
  </office:meta>
</office:document-meta>
</file>